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7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20.7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1.768cm"/>
    </style:style>
    <style:style style:name="co7" style:family="table-column">
      <style:table-column-properties fo:break-before="auto" style:column-width="22.176cm"/>
    </style:style>
    <style:style style:name="co8" style:family="table-column">
      <style:table-column-properties fo:break-before="auto" style:column-width="21.685cm"/>
    </style:style>
    <style:style style:name="co9" style:family="table-column">
      <style:table-column-properties fo:break-before="auto" style:column-width="22.6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009cm" svg:height="9.004cm" svg:x="25.691cm" svg:y="102.981cm">
            <draw:object draw:notify-on-update-of-ranges="Tabelle1.A2:Tabelle1.A56 Tabelle1.A58:Tabelle1.A58 Tabelle1.B98:Tabelle1.B98 Tabelle1.B99:Tabelle1.B99 Tabelle1.B99:Tabelle1.B99 Tabelle1.A1:Tabelle1.A1 Tabelle1.B41:Tabelle1.B41 Tabelle1.B42:Tabelle1.B42 Tabelle1.B42:Tabelle1.B42 Tabelle1.A115:Tabelle1.A115 Tabelle1.B155:Tabelle1.B155 Tabelle1.B156:Tabelle1.B156 Tabelle1.B156:Tabelle1.B156 Tabelle1.A172:Tabelle1.A172 Tabelle1.B212:Tabelle1.B212 Tabelle1.B213:Tabelle1.B213 Tabelle1.B213:Tabelle1.B213 Tabelle1.A229:Tabelle1.A229 Tabelle1.B268:Tabelle1.B268 Tabelle1.B269:Tabelle1.B269 Tabelle1.B269:Tabelle1.B26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2cm" svg:height="9.004cm" svg:x="25.618cm" svg:y="113.081cm">
            <draw:object draw:notify-on-update-of-ranges="Tabelle1.A2:Tabelle1.A56 Tabelle1.A58:Tabelle1.A58 Tabelle1.B92:Tabelle1.B92 Tabelle1.B93:Tabelle1.B93 Tabelle1.B93:Tabelle1.B93 Tabelle1.A1:Tabelle1.A1 Tabelle1.B35:Tabelle1.B35 Tabelle1.B36:Tabelle1.B36 Tabelle1.B36:Tabelle1.B36 Tabelle1.A115:Tabelle1.A115 Tabelle1.B149:Tabelle1.B149 Tabelle1.B150:Tabelle1.B150 Tabelle1.B150:Tabelle1.B150 Tabelle1.A172:Tabelle1.A172 Tabelle1.B206:Tabelle1.B206 Tabelle1.B207:Tabelle1.B207 Tabelle1.B207:Tabelle1.B207 Tabelle1.A229:Tabelle1.A229 Tabelle1.B264:Tabelle1.B264 Tabelle1.B265:Tabelle1.B265 Tabelle1.B265:Tabelle1.B2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8cm" svg:height="9.004cm" svg:x="25.52cm" svg:y="123.247cm">
            <draw:object draw:notify-on-update-of-ranges="Tabelle1.A2:Tabelle1.A56 Tabelle1.A58:Tabelle1.A58 Tabelle1.B90:Tabelle1.B90 Tabelle1.B91:Tabelle1.B91 Tabelle1.B91:Tabelle1.B91 Tabelle1.A1:Tabelle1.A1 Tabelle1.B33:Tabelle1.B33 Tabelle1.B34:Tabelle1.B34 Tabelle1.B34:Tabelle1.B34 Tabelle1.A115:Tabelle1.A115 Tabelle1.B147:Tabelle1.B147 Tabelle1.B148:Tabelle1.B148 Tabelle1.B148:Tabelle1.B148 Tabelle1.A172:Tabelle1.A172 Tabelle1.B204:Tabelle1.B204 Tabelle1.B205:Tabelle1.B205 Tabelle1.B205:Tabelle1.B205 Tabelle1.A229:Tabelle1.A229 Tabelle1.B260:Tabelle1.B260 Tabelle1.B261:Tabelle1.B261 Tabelle1.B261:Tabelle1.B2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 table:number-columns-repeated="2"/>
          <table:table-cell office:value-type="string" calcext:value-type="string">
            <text:p>BayesNet</text:p>
          </table:table-cell>
          <table:table-cell/>
        </table:table-row>
        <table:table-row table:style-name="ro1">
          <table:table-cell office:value-type="string" calcext:value-type="string">
            <text:p>-D -Q weka.classifiers.bayes.net.search.local.K2 -- -P 1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S MDL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S ENTROPY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mbc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mbc -S MDL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mbc -S ENTROPY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mbc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-D -Q weka.classifiers.bayes.net.search.local.K2 -- -P 1 -mbc -S BAYES -E weka.classifiers.bayes.net.estimate.SimpleEstimator -- -A 0.5 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Recall: 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Recall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acro Overall Recall: 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Overall Recall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  <table:table-cell/>
          <table:table-cell office:value-type="string" calcext:value-type="string">
            <text:p>Macro Pos/Neg Recall: </text:p>
          </table:table-cell>
          <table:table-cell office:value-type="float" office:value="0.6775" calcext:value-type="float">
            <text:p>0,6775</text:p>
          </table:table-cell>
        </table:table-row>
        <table:table-row table:style-name="ro1"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  <table:table-cell/>
          <table:table-cell office:value-type="string" calcext:value-type="string">
            <text:p>StdDev Macro Pos/Neg Recall: </text:p>
          </table:table-cell>
          <table:table-cell office:value-type="float" office:value="0.0357" calcext:value-type="float">
            <text:p>0,0357</text:p>
          </table:table-cell>
        </table:table-row>
        <table:table-row table:style-name="ro1"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Overall Precision: 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Overall Precision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  <table:table-cell/>
          <table:table-cell office:value-type="string" calcext:value-type="string">
            <text:p>Macro Overall Precision: </text:p>
          </table:table-cell>
          <table:table-cell office:value-type="float" office:value="0.6868" calcext:value-type="float">
            <text:p>0,6868</text:p>
          </table:table-cell>
        </table:table-row>
        <table:table-row table:style-name="ro1"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  <table:table-cell/>
          <table:table-cell office:value-type="string" calcext:value-type="string">
            <text:p>StdDev Macro Overall Precision: </text:p>
          </table:table-cell>
          <table:table-cell office:value-type="float" office:value="0.0263" calcext:value-type="float">
            <text:p>0,0263</text:p>
          </table:table-cell>
        </table:table-row>
        <table:table-row table:style-name="ro1"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  <table:table-cell/>
          <table:table-cell office:value-type="string" calcext:value-type="string">
            <text:p>Macro Pos/Neg Precision: </text:p>
          </table:table-cell>
          <table:table-cell office:value-type="float" office:value="0.7253" calcext:value-type="float">
            <text:p>0,7253</text:p>
          </table:table-cell>
        </table:table-row>
        <table:table-row table:style-name="ro1"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string" calcext:value-type="string">
            <text:p>StdDev Macro Pos/Neg Precision: 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  <table:table-cell/>
          <table:table-cell office:value-type="string" calcext:value-type="string">
            <text:p>Negative Recall: </text:p>
          </table:table-cell>
          <table:table-cell office:value-type="float" office:value="0.6694" calcext:value-type="float">
            <text:p>0,6694</text:p>
          </table:table-cell>
        </table:table-row>
        <table:table-row table:style-name="ro1"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  <table:table-cell/>
          <table:table-cell office:value-type="string" calcext:value-type="string">
            <text:p>StdDev Negative Recall: </text:p>
          </table:table-cell>
          <table:table-cell office:value-type="float" office:value="0.0494" calcext:value-type="float">
            <text:p>0,0494</text:p>
          </table:table-cell>
        </table:table-row>
        <table:table-row table:style-name="ro1"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  <table:table-cell/>
          <table:table-cell office:value-type="string" calcext:value-type="string">
            <text:p>Negative Precision: </text:p>
          </table:table-cell>
          <table:table-cell office:value-type="float" office:value="0.6992" calcext:value-type="float">
            <text:p>0,6992</text:p>
          </table:table-cell>
        </table:table-row>
        <table:table-row table:style-name="ro1"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  <table:table-cell/>
          <table:table-cell office:value-type="string" calcext:value-type="string">
            <text:p>StdDev Negative Precision: </text:p>
          </table:table-cell>
          <table:table-cell office:value-type="float" office:value="0.0456" calcext:value-type="float">
            <text:p>0,0456</text:p>
          </table:table-cell>
        </table:table-row>
        <table:table-row table:style-name="ro1"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  <table:table-cell/>
          <table:table-cell office:value-type="string" calcext:value-type="string">
            <text:p>Negative F-Measure: </text:p>
          </table:table-cell>
          <table:table-cell office:value-type="float" office:value="0.6822" calcext:value-type="float">
            <text:p>0,6822</text:p>
          </table:table-cell>
        </table:table-row>
        <table:table-row table:style-name="ro1"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  <table:table-cell/>
          <table:table-cell office:value-type="string" calcext:value-type="string">
            <text:p>StdDev Negative F-Measure: </text:p>
          </table:table-cell>
          <table:table-cell office:value-type="float" office:value="0.0324" calcext:value-type="float">
            <text:p>0,0324</text:p>
          </table:table-cell>
        </table:table-row>
        <table:table-row table:style-name="ro1"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  <table:table-cell/>
          <table:table-cell office:value-type="string" calcext:value-type="string">
            <text:p>Neutral Recalls: </text:p>
          </table:table-cell>
          <table:table-cell office:value-type="float" office:value="0.6826" calcext:value-type="float">
            <text:p>0,6826</text:p>
          </table:table-cell>
        </table:table-row>
        <table:table-row table:style-name="ro1"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tdDev Neutral Recalls: 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Neutral Precision: 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  <table:table-cell/>
          <table:table-cell office:value-type="string" calcext:value-type="string">
            <text:p>StdDev Neutral Precision: </text:p>
          </table:table-cell>
          <table:table-cell office:value-type="float" office:value="0.0427" calcext:value-type="float">
            <text:p>0,0427</text:p>
          </table:table-cell>
        </table:table-row>
        <table:table-row table:style-name="ro1"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  <table:table-cell/>
          <table:table-cell office:value-type="string" calcext:value-type="string">
            <text:p>Neutral F-Measure: </text:p>
          </table:table-cell>
          <table:table-cell office:value-type="float" office:value="0.6426" calcext:value-type="float">
            <text:p>0,6426</text:p>
          </table:table-cell>
        </table:table-row>
        <table:table-row table:style-name="ro1"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string" calcext:value-type="string">
            <text:p>StdDev Neutral F-Measure: </text:p>
          </table:table-cell>
          <table:table-cell office:value-type="float" office:value="0.0332" calcext:value-type="float">
            <text:p>0,0332</text:p>
          </table:table-cell>
        </table:table-row>
        <table:table-row table:style-name="ro1"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  <table:table-cell/>
          <table:table-cell office:value-type="string" calcext:value-type="string">
            <text:p>Positive Recall: </text:p>
          </table:table-cell>
          <table:table-cell office:value-type="float" office:value="0.6855" calcext:value-type="float">
            <text:p>0,6855</text:p>
          </table:table-cell>
        </table:table-row>
        <table:table-row table:style-name="ro1"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  <table:table-cell/>
          <table:table-cell office:value-type="string" calcext:value-type="string">
            <text:p>StdDev Positive Recall: </text:p>
          </table:table-cell>
          <table:table-cell office:value-type="float" office:value="0.0434" calcext:value-type="float">
            <text:p>0,0434</text:p>
          </table:table-cell>
        </table:table-row>
        <table:table-row table:style-name="ro1"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  <table:table-cell/>
          <table:table-cell office:value-type="string" calcext:value-type="string">
            <text:p>Positive Precision: </text:p>
          </table:table-cell>
          <table:table-cell office:value-type="float" office:value="0.7514" calcext:value-type="float">
            <text:p>0,7514</text:p>
          </table:table-cell>
        </table:table-row>
        <table:table-row table:style-name="ro1"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  <table:table-cell/>
          <table:table-cell office:value-type="string" calcext:value-type="string">
            <text:p>StdDev Positive Precision: </text:p>
          </table:table-cell>
          <table:table-cell office:value-type="float" office:value="0.0397" calcext:value-type="float">
            <text:p>0,0397</text:p>
          </table:table-cell>
        </table:table-row>
        <table:table-row table:style-name="ro1"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  <table:table-cell/>
          <table:table-cell office:value-type="string" calcext:value-type="string">
            <text:p>Positive F-Measure: 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  <table:table-cell/>
          <table:table-cell office:value-type="string" calcext:value-type="string">
            <text:p>StdDev Positive F-Measure: </text:p>
          </table:table-cell>
          <table:table-cell office:value-type="float" office:value="0.0333" calcext:value-type="float">
            <text:p>0,0333</text:p>
          </table:table-cell>
        </table:table-row>
        <table:table-row table:style-name="ro1"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  <table:table-cell/>
          <table:table-cell office:value-type="string" calcext:value-type="string">
            <text:p>Micro F-Measure: 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icro F-Measure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  <table:table-cell/>
          <table:table-cell office:value-type="string" calcext:value-type="string">
            <text:p>Macro F-Measure: </text:p>
          </table:table-cell>
          <table:table-cell office:value-type="float" office:value="0.6803" calcext:value-type="float">
            <text:p>0,6803</text:p>
          </table:table-cell>
        </table:table-row>
        <table:table-row table:style-name="ro1"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Macro F-Measure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  <table:table-cell/>
          <table:table-cell office:value-type="string" calcext:value-type="string">
            <text:p>Micro PosNeg F-Measure: </text:p>
          </table:table-cell>
          <table:table-cell office:value-type="float" office:value="0.8699" calcext:value-type="float">
            <text:p>0,8699</text:p>
          </table:table-cell>
        </table:table-row>
        <table:table-row table:style-name="ro1"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/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</table:table-row>
        <table:table-row table:style-name="ro1"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  <table:table-cell/>
          <table:table-cell office:value-type="string" calcext:value-type="string">
            <text:p>Macro PosNeg F-Measure: </text:p>
          </table:table-cell>
          <table:table-cell office:value-type="float" office:value="0.6991" calcext:value-type="float">
            <text:p>0,6991</text:p>
          </table:table-cell>
        </table:table-row>
        <table:table-row table:style-name="ro1"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  <table:table-cell/>
          <table:table-cell office:value-type="string" calcext:value-type="string">
            <text:p>StdDev Macro PosNeg F-Measure: </text:p>
          </table:table-cell>
          <table:table-cell office:value-type="float" office:value="0.0268" calcext:value-type="float">
            <text:p>0,0268</text:p>
          </table:table-cell>
        </table:table-row>
        <table:table-row table:style-name="ro1"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  <table:table-cell/>
          <table:table-cell office:value-type="string" calcext:value-type="string">
            <text:p>Average Accuracy: </text:p>
          </table:table-cell>
          <table:table-cell office:value-type="float" office:value="0.7861" calcext:value-type="float">
            <text:p>0,7861</text:p>
          </table:table-cell>
        </table:table-row>
        <table:table-row table:style-name="ro1"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  <table:table-cell/>
          <table:table-cell office:value-type="string" calcext:value-type="string">
            <text:p>StdDev Average Accuracy: </text:p>
          </table:table-cell>
          <table:table-cell office:value-type="float" office:value="0.0174" calcext:value-type="float">
            <text:p>0,0174</text:p>
          </table:table-cell>
        </table:table-row>
        <table:table-row table:style-name="ro1"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  <table:table-cell/>
          <table:table-cell office:value-type="string" calcext:value-type="string">
            <text:p>Negative Average Accuracy: </text:p>
          </table:table-cell>
          <table:table-cell office:value-type="float" office:value="0.7924" calcext:value-type="float">
            <text:p>0,7924</text:p>
          </table:table-cell>
        </table:table-row>
        <table:table-row table:style-name="ro1"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Average Accuracy: </text:p>
          </table:table-cell>
          <table:table-cell office:value-type="float" office:value="0.0218" calcext:value-type="float">
            <text:p>0,0218</text:p>
          </table:table-cell>
        </table:table-row>
        <table:table-row table:style-name="ro1"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Average Accuracy: 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Average Accuracy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Average Accuracy: </text:p>
          </table:table-cell>
          <table:table-cell office:value-type="float" office:value="0.819" calcext:value-type="float">
            <text:p>0,819</text:p>
          </table:table-cell>
        </table:table-row>
        <table:table-row table:style-name="ro1"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Average Accuracy: 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1"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  <table:table-cell/>
          <table:table-cell office:value-type="string" calcext:value-type="string">
            <text:p>Error Rate: </text:p>
          </table:table-cell>
          <table:table-cell office:value-type="float" office:value="0.5912" calcext:value-type="float">
            <text:p>0,5912</text:p>
          </table:table-cell>
        </table:table-row>
        <table:table-row table:style-name="ro1"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  <table:table-cell/>
          <table:table-cell office:value-type="string" calcext:value-type="string">
            <text:p>StdDev Error Rate: 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string" calcext:value-type="string">
            <text:p>Negative Error Rate: </text:p>
          </table:table-cell>
          <table:table-cell office:value-type="float" office:value="0.2076" calcext:value-type="float">
            <text:p>0,2076</text:p>
          </table:table-cell>
        </table:table-row>
        <table:table-row table:style-name="ro1"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StdDev Negative Error Rate: </text:p>
          </table:table-cell>
          <table:table-cell office:value-type="float" office:value="0.0218" calcext:value-type="float">
            <text:p>0,0218</text:p>
          </table:table-cell>
        </table:table-row>
        <table:table-row table:style-name="ro1"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string" calcext:value-type="string">
            <text:p>Neutral Error Rate: 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  <table:table-cell/>
          <table:table-cell office:value-type="string" calcext:value-type="string">
            <text:p>StdDev Neutral Error Rate: 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  <table:table-cell/>
          <table:table-cell office:value-type="string" calcext:value-type="string">
            <text:p>Positive Error Rate: </text:p>
          </table:table-cell>
          <table:table-cell office:value-type="float" office:value="0.819" calcext:value-type="float">
            <text:p>0,819</text:p>
          </table:table-cell>
        </table:table-row>
        <table:table-row table:style-name="ro1"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StdDev Positive Error Rate: 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xtraTr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K -1 -N 6 -S 1 </text:p>
          </table:table-cell>
          <table:table-cell office:value-type="float" office:value="1566" calcext:value-type="float">
            <text:p>15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Recall: </text:p>
          </table:table-cell>
          <table:table-cell office:value-type="float" office:value="0.6703" calcext:value-type="float">
            <text:p>0,67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Recall: </text:p>
          </table:table-cell>
          <table:table-cell office:value-type="float" office:value="0.0266" calcext:value-type="float">
            <text:p>0,02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Recall: </text:p>
          </table:table-cell>
          <table:table-cell office:value-type="float" office:value="0.6703" calcext:value-type="float">
            <text:p>0,67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Recall: </text:p>
          </table:table-cell>
          <table:table-cell office:value-type="float" office:value="0.0266" calcext:value-type="float">
            <text:p>0,02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Recall: </text:p>
          </table:table-cell>
          <table:table-cell office:value-type="float" office:value="0.6866" calcext:value-type="float">
            <text:p>0,68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Recall: </text:p>
          </table:table-cell>
          <table:table-cell office:value-type="float" office:value="0.0348" calcext:value-type="float">
            <text:p>0,03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Precision: </text:p>
          </table:table-cell>
          <table:table-cell office:value-type="float" office:value="0.6703" calcext:value-type="float">
            <text:p>0,67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Precision: </text:p>
          </table:table-cell>
          <table:table-cell office:value-type="float" office:value="0.0266" calcext:value-type="float">
            <text:p>0,02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Precision: </text:p>
          </table:table-cell>
          <table:table-cell office:value-type="float" office:value="0.6742" calcext:value-type="float">
            <text:p>0,67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Precision: </text:p>
          </table:table-cell>
          <table:table-cell office:value-type="float" office:value="0.0262" calcext:value-type="float">
            <text:p>0,02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Precision: </text:p>
          </table:table-cell>
          <table:table-cell office:value-type="float" office:value="0.701" calcext:value-type="float">
            <text:p>0,70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Precision: </text:p>
          </table:table-cell>
          <table:table-cell office:value-type="float" office:value="0.029" calcext:value-type="float">
            <text:p>0,0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Recall: </text:p>
          </table:table-cell>
          <table:table-cell office:value-type="float" office:value="0.6852" calcext:value-type="float">
            <text:p>0,68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Recall: </text:p>
          </table:table-cell>
          <table:table-cell office:value-type="float" office:value="0.0511" calcext:value-type="float">
            <text:p>0,05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Precision: </text:p>
          </table:table-cell>
          <table:table-cell office:value-type="float" office:value="0.6618" calcext:value-type="float">
            <text:p>0,66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Precision: </text:p>
          </table:table-cell>
          <table:table-cell office:value-type="float" office:value="0.0348" calcext:value-type="float">
            <text:p>0,03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F-Measure: </text:p>
          </table:table-cell>
          <table:table-cell office:value-type="float" office:value="0.6723" calcext:value-type="float">
            <text:p>0,67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F-Measure: </text:p>
          </table:table-cell>
          <table:table-cell office:value-type="float" office:value="0.0343" calcext:value-type="float">
            <text:p>0,03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Recalls: </text:p>
          </table:table-cell>
          <table:table-cell office:value-type="float" office:value="0.6377" calcext:value-type="float">
            <text:p>0,63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Recalls: </text:p>
          </table:table-cell>
          <table:table-cell office:value-type="float" office:value="0.0468" calcext:value-type="float">
            <text:p>0,04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Precision: </text:p>
          </table:table-cell>
          <table:table-cell office:value-type="float" office:value="0.6204" calcext:value-type="float">
            <text:p>0,62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Precision: </text:p>
          </table:table-cell>
          <table:table-cell office:value-type="float" office:value="0.0409" calcext:value-type="float">
            <text:p>0,04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F-Measure: </text:p>
          </table:table-cell>
          <table:table-cell office:value-type="float" office:value="0.6277" calcext:value-type="float">
            <text:p>0,62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F-Measure: </text:p>
          </table:table-cell>
          <table:table-cell office:value-type="float" office:value="0.0341" calcext:value-type="float">
            <text:p>0,0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Recall: </text:p>
          </table:table-cell>
          <table:table-cell office:value-type="float" office:value="0.6881" calcext:value-type="float">
            <text:p>0,68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Recall: </text:p>
          </table:table-cell>
          <table:table-cell office:value-type="float" office:value="0.0436" calcext:value-type="float">
            <text:p>0,04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Precision: </text:p>
          </table:table-cell>
          <table:table-cell office:value-type="float" office:value="0.7403" calcext:value-type="float">
            <text:p>0,74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Precision: </text:p>
          </table:table-cell>
          <table:table-cell office:value-type="float" office:value="0.0393" calcext:value-type="float">
            <text:p>0,039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F-Measure: </text:p>
          </table:table-cell>
          <table:table-cell office:value-type="float" office:value="0.7123" calcext:value-type="float">
            <text:p>0,71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F-Measure: </text:p>
          </table:table-cell>
          <table:table-cell office:value-type="float" office:value="0.0329" calcext:value-type="float">
            <text:p>0,03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F-Measure: </text:p>
          </table:table-cell>
          <table:table-cell office:value-type="float" office:value="0.6703" calcext:value-type="float">
            <text:p>0,67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F-Measure: </text:p>
          </table:table-cell>
          <table:table-cell office:value-type="float" office:value="0.0266" calcext:value-type="float">
            <text:p>0,02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F-Measure: </text:p>
          </table:table-cell>
          <table:table-cell office:value-type="float" office:value="0.6707" calcext:value-type="float">
            <text:p>0,67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F-Measure: </text:p>
          </table:table-cell>
          <table:table-cell office:value-type="float" office:value="0.0264" calcext:value-type="float">
            <text:p>0,02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PosNeg F-Measure: </text:p>
          </table:table-cell>
          <table:table-cell office:value-type="float" office:value="0.8552" calcext:value-type="float">
            <text:p>0,85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PosNeg F-Measure: </text:p>
          </table:table-cell>
          <table:table-cell office:value-type="float" office:value="0.0273" calcext:value-type="float">
            <text:p>0,02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Neg F-Measure: </text:p>
          </table:table-cell>
          <table:table-cell office:value-type="float" office:value="0.6923" calcext:value-type="float">
            <text:p>0,69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Neg F-Measure: </text:p>
          </table:table-cell>
          <table:table-cell office:value-type="float" office:value="0.0275" calcext:value-type="float">
            <text:p>0,02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verage Accuracy: </text:p>
          </table:table-cell>
          <table:table-cell office:value-type="float" office:value="0.7802" calcext:value-type="float">
            <text:p>0,78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Average Accuracy: </text:p>
          </table:table-cell>
          <table:table-cell office:value-type="float" office:value="0.0177" calcext:value-type="float">
            <text:p>0,01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Average Accuracy: </text:p>
          </table:table-cell>
          <table:table-cell office:value-type="float" office:value="0.7778" calcext:value-type="float">
            <text:p>0,777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Average Accuracy: </text:p>
          </table:table-cell>
          <table:table-cell office:value-type="float" office:value="0.0219" calcext:value-type="float">
            <text:p>0,02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Average Accuracy: </text:p>
          </table:table-cell>
          <table:table-cell office:value-type="float" office:value="0.748" calcext:value-type="float">
            <text:p>0,7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Average Accuracy: </text:p>
          </table:table-cell>
          <table:table-cell office:value-type="float" office:value="0.025" calcext:value-type="float">
            <text:p>0,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Average Accuracy: </text:p>
          </table:table-cell>
          <table:table-cell office:value-type="float" office:value="0.8149" calcext:value-type="float">
            <text:p>0,81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Average Accuracy: </text:p>
          </table:table-cell>
          <table:table-cell office:value-type="float" office:value="0.021" calcext:value-type="float">
            <text:p>0,02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 Rate: </text:p>
          </table:table-cell>
          <table:table-cell office:value-type="float" office:value="0.595" calcext:value-type="float">
            <text:p>0,59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Error Rate: </text:p>
          </table:table-cell>
          <table:table-cell office:value-type="float" office:value="0.011" calcext:value-type="float">
            <text:p>0,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Error Rate: </text:p>
          </table:table-cell>
          <table:table-cell office:value-type="float" office:value="0.2222" calcext:value-type="float">
            <text:p>0,22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Error Rate: </text:p>
          </table:table-cell>
          <table:table-cell office:value-type="float" office:value="0.0219" calcext:value-type="float">
            <text:p>0,02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Error Rate: </text:p>
          </table:table-cell>
          <table:table-cell office:value-type="float" office:value="0.748" calcext:value-type="float">
            <text:p>0,7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Error Rate: </text:p>
          </table:table-cell>
          <table:table-cell office:value-type="float" office:value="0.025" calcext:value-type="float">
            <text:p>0,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Error Rate: </text:p>
          </table:table-cell>
          <table:table-cell office:value-type="float" office:value="0.8149" calcext:value-type="float">
            <text:p>0,81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Error Rate: </text:p>
          </table:table-cell>
          <table:table-cell office:value-type="float" office:value="0.021" calcext:value-type="float">
            <text:p>0,021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NaiveBayesMultinomial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Recall: </text:p>
          </table:table-cell>
          <table:table-cell office:value-type="float" office:value="0.6944" calcext:value-type="float">
            <text:p>0,69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Recall: </text:p>
          </table:table-cell>
          <table:table-cell office:value-type="float" office:value="0.0246" calcext:value-type="float">
            <text:p>0,02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Recall: </text:p>
          </table:table-cell>
          <table:table-cell office:value-type="float" office:value="0.6944" calcext:value-type="float">
            <text:p>0,69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Recall: </text:p>
          </table:table-cell>
          <table:table-cell office:value-type="float" office:value="0.0246" calcext:value-type="float">
            <text:p>0,02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Recall: </text:p>
          </table:table-cell>
          <table:table-cell office:value-type="float" office:value="0.6826" calcext:value-type="float">
            <text:p>0,68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Recall: </text:p>
          </table:table-cell>
          <table:table-cell office:value-type="float" office:value="0.0318" calcext:value-type="float">
            <text:p>0,03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Precision: </text:p>
          </table:table-cell>
          <table:table-cell office:value-type="float" office:value="0.6944" calcext:value-type="float">
            <text:p>0,69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Precision: </text:p>
          </table:table-cell>
          <table:table-cell office:value-type="float" office:value="0.0246" calcext:value-type="float">
            <text:p>0,02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Precision: </text:p>
          </table:table-cell>
          <table:table-cell office:value-type="float" office:value="0.7013" calcext:value-type="float">
            <text:p>0,70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Precision: </text:p>
          </table:table-cell>
          <table:table-cell office:value-type="float" office:value="0.0247" calcext:value-type="float">
            <text:p>0,02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Precision: </text:p>
          </table:table-cell>
          <table:table-cell office:value-type="float" office:value="0.7354" calcext:value-type="float">
            <text:p>0,73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Precision: </text:p>
          </table:table-cell>
          <table:table-cell office:value-type="float" office:value="0.0298" calcext:value-type="float">
            <text:p>0,02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Recall: </text:p>
          </table:table-cell>
          <table:table-cell office:value-type="float" office:value="0.6872" calcext:value-type="float">
            <text:p>0,687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Recall: </text:p>
          </table:table-cell>
          <table:table-cell office:value-type="float" office:value="0.0404" calcext:value-type="float">
            <text:p>0,04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Precision: </text:p>
          </table:table-cell>
          <table:table-cell office:value-type="float" office:value="0.7023" calcext:value-type="float">
            <text:p>0,70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Precision: </text:p>
          </table:table-cell>
          <table:table-cell office:value-type="float" office:value="0.0357" calcext:value-type="float">
            <text:p>0,035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F-Measure: </text:p>
          </table:table-cell>
          <table:table-cell office:value-type="float" office:value="0.6939" calcext:value-type="float">
            <text:p>0,69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F-Measure: </text:p>
          </table:table-cell>
          <table:table-cell office:value-type="float" office:value="0.0311" calcext:value-type="float">
            <text:p>0,03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Recalls: </text:p>
          </table:table-cell>
          <table:table-cell office:value-type="float" office:value="0.718" calcext:value-type="float">
            <text:p>0,7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Recalls: </text:p>
          </table:table-cell>
          <table:table-cell office:value-type="float" office:value="0.0429" calcext:value-type="float">
            <text:p>0,04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Precision: </text:p>
          </table:table-cell>
          <table:table-cell office:value-type="float" office:value="0.633" calcext:value-type="float">
            <text:p>0,6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Precision: </text:p>
          </table:table-cell>
          <table:table-cell office:value-type="float" office:value="0.0307" calcext:value-type="float">
            <text:p>0,03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F-Measure: </text:p>
          </table:table-cell>
          <table:table-cell office:value-type="float" office:value="0.672" calcext:value-type="float">
            <text:p>0,67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F-Measure: </text:p>
          </table:table-cell>
          <table:table-cell office:value-type="float" office:value="0.0283" calcext:value-type="float">
            <text:p>0,028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Recall: </text:p>
          </table:table-cell>
          <table:table-cell office:value-type="float" office:value="0.6781" calcext:value-type="float">
            <text:p>0,67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Recall: </text:p>
          </table:table-cell>
          <table:table-cell office:value-type="float" office:value="0.047" calcext:value-type="float">
            <text:p>0,0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Precision: </text:p>
          </table:table-cell>
          <table:table-cell office:value-type="float" office:value="0.7686" calcext:value-type="float">
            <text:p>0,76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Precision: </text:p>
          </table:table-cell>
          <table:table-cell office:value-type="float" office:value="0.0399" calcext:value-type="float">
            <text:p>0,039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F-Measure: </text:p>
          </table:table-cell>
          <table:table-cell office:value-type="float" office:value="0.7196" calcext:value-type="float">
            <text:p>0,71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F-Measure: </text:p>
          </table:table-cell>
          <table:table-cell office:value-type="float" office:value="0.0364" calcext:value-type="float">
            <text:p>0,03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F-Measure: </text:p>
          </table:table-cell>
          <table:table-cell office:value-type="float" office:value="0.6944" calcext:value-type="float">
            <text:p>0,69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F-Measure: </text:p>
          </table:table-cell>
          <table:table-cell office:value-type="float" office:value="0.0246" calcext:value-type="float">
            <text:p>0,02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F-Measure: </text:p>
          </table:table-cell>
          <table:table-cell office:value-type="float" office:value="0.6952" calcext:value-type="float">
            <text:p>0,69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F-Measure: </text:p>
          </table:table-cell>
          <table:table-cell office:value-type="float" office:value="0.0247" calcext:value-type="float">
            <text:p>0,02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PosNeg F-Measure: </text:p>
          </table:table-cell>
          <table:table-cell office:value-type="float" office:value="0.8632" calcext:value-type="float">
            <text:p>0,86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PosNeg F-Measure: </text:p>
          </table:table-cell>
          <table:table-cell office:value-type="float" office:value="0.0261" calcext:value-type="float">
            <text:p>0,026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Neg F-Measure: </text:p>
          </table:table-cell>
          <table:table-cell office:value-type="float" office:value="0.7068" calcext:value-type="float">
            <text:p>0,70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Neg F-Measure: </text:p>
          </table:table-cell>
          <table:table-cell office:value-type="float" office:value="0.0273" calcext:value-type="float">
            <text:p>0,02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verage Accuracy: </text:p>
          </table:table-cell>
          <table:table-cell office:value-type="float" office:value="0.7963" calcext:value-type="float">
            <text:p>0,796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Average Accuracy: </text:p>
          </table:table-cell>
          <table:table-cell office:value-type="float" office:value="0.0164" calcext:value-type="float">
            <text:p>0,01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Average Accuracy: </text:p>
          </table:table-cell>
          <table:table-cell office:value-type="float" office:value="0.7981" calcext:value-type="float">
            <text:p>0,79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Average Accuracy: </text:p>
          </table:table-cell>
          <table:table-cell office:value-type="float" office:value="0.0206" calcext:value-type="float">
            <text:p>0,02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Average Accuracy: </text:p>
          </table:table-cell>
          <table:table-cell office:value-type="float" office:value="0.7666" calcext:value-type="float">
            <text:p>0,76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Average Accuracy: </text:p>
          </table:table-cell>
          <table:table-cell office:value-type="float" office:value="0.0207" calcext:value-type="float">
            <text:p>0,02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Average Accuracy: </text:p>
          </table:table-cell>
          <table:table-cell office:value-type="float" office:value="0.8242" calcext:value-type="float">
            <text:p>0,8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Average Accuracy: </text:p>
          </table:table-cell>
          <table:table-cell office:value-type="float" office:value="0.0213" calcext:value-type="float">
            <text:p>0,02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 Rate: </text:p>
          </table:table-cell>
          <table:table-cell office:value-type="float" office:value="0.5976" calcext:value-type="float">
            <text:p>0,59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Error Rate: </text:p>
          </table:table-cell>
          <table:table-cell office:value-type="float" office:value="0.0106" calcext:value-type="float">
            <text:p>0,01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Error Rate: </text:p>
          </table:table-cell>
          <table:table-cell office:value-type="float" office:value="0.2019" calcext:value-type="float">
            <text:p>0,20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Error Rate: </text:p>
          </table:table-cell>
          <table:table-cell office:value-type="float" office:value="0.0206" calcext:value-type="float">
            <text:p>0,02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Error Rate: </text:p>
          </table:table-cell>
          <table:table-cell office:value-type="float" office:value="0.7666" calcext:value-type="float">
            <text:p>0,76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Error Rate: </text:p>
          </table:table-cell>
          <table:table-cell office:value-type="float" office:value="0.0207" calcext:value-type="float">
            <text:p>0,02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Error Rate: </text:p>
          </table:table-cell>
          <table:table-cell office:value-type="float" office:value="0.8242" calcext:value-type="float">
            <text:p>0,8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Error Rate: </text:p>
          </table:table-cell>
          <table:table-cell office:value-type="float" office:value="0.0213" calcext:value-type="float">
            <text:p>0,0213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P 100 -I 200 -num-slots 0 -K 0 -M 1.0 -V 0.001 -S 1 -N 2 -U </text:p>
          </table:table-cell>
          <table:table-cell office:value-type="float" office:value="1566" calcext:value-type="float">
            <text:p>15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Recall: </text:p>
          </table:table-cell>
          <table:table-cell office:value-type="float" office:value="0.7123" calcext:value-type="float">
            <text:p>0,71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Recall: </text:p>
          </table:table-cell>
          <table:table-cell office:value-type="float" office:value="0.0249" calcext:value-type="float">
            <text:p>0,02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Recall: </text:p>
          </table:table-cell>
          <table:table-cell office:value-type="float" office:value="0.7123" calcext:value-type="float">
            <text:p>0,71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Recall: </text:p>
          </table:table-cell>
          <table:table-cell office:value-type="float" office:value="0.0249" calcext:value-type="float">
            <text:p>0,02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Recall: </text:p>
          </table:table-cell>
          <table:table-cell office:value-type="float" office:value="0.7268" calcext:value-type="float">
            <text:p>0,72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Recall: </text:p>
          </table:table-cell>
          <table:table-cell office:value-type="float" office:value="0.0309" calcext:value-type="float">
            <text:p>0,03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verall Precision: </text:p>
          </table:table-cell>
          <table:table-cell office:value-type="float" office:value="0.7123" calcext:value-type="float">
            <text:p>0,71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Overall Precision: </text:p>
          </table:table-cell>
          <table:table-cell office:value-type="float" office:value="0.0249" calcext:value-type="float">
            <text:p>0,02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Overall Precision: </text:p>
          </table:table-cell>
          <table:table-cell office:value-type="float" office:value="0.7152" calcext:value-type="float">
            <text:p>0,71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Overall Precision: </text:p>
          </table:table-cell>
          <table:table-cell office:value-type="float" office:value="0.0247" calcext:value-type="float">
            <text:p>0,02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Precision: </text:p>
          </table:table-cell>
          <table:table-cell office:value-type="float" office:value="0.7369" calcext:value-type="float">
            <text:p>0,73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/Neg Precision: </text:p>
          </table:table-cell>
          <table:table-cell office:value-type="float" office:value="0.0282" calcext:value-type="float">
            <text:p>0,02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Recall: </text:p>
          </table:table-cell>
          <table:table-cell office:value-type="float" office:value="0.7075" calcext:value-type="float">
            <text:p>0,70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Recall: </text:p>
          </table:table-cell>
          <table:table-cell office:value-type="float" office:value="0.0476" calcext:value-type="float">
            <text:p>0,04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Precision: </text:p>
          </table:table-cell>
          <table:table-cell office:value-type="float" office:value="0.7127" calcext:value-type="float">
            <text:p>0,712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Precision: </text:p>
          </table:table-cell>
          <table:table-cell office:value-type="float" office:value="0.043" calcext:value-type="float">
            <text:p>0,0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F-Measure: </text:p>
          </table:table-cell>
          <table:table-cell office:value-type="float" office:value="0.7086" calcext:value-type="float">
            <text:p>0,70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F-Measure: </text:p>
          </table:table-cell>
          <table:table-cell office:value-type="float" office:value="0.0311" calcext:value-type="float">
            <text:p>0,03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Recalls: </text:p>
          </table:table-cell>
          <table:table-cell office:value-type="float" office:value="0.6835" calcext:value-type="float">
            <text:p>0,68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Recalls: </text:p>
          </table:table-cell>
          <table:table-cell office:value-type="float" office:value="0.0473" calcext:value-type="float">
            <text:p>0,04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Precision: </text:p>
          </table:table-cell>
          <table:table-cell office:value-type="float" office:value="0.6717" calcext:value-type="float">
            <text:p>0,67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Precision: </text:p>
          </table:table-cell>
          <table:table-cell office:value-type="float" office:value="0.0386" calcext:value-type="float">
            <text:p>0,0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F-Measure: </text:p>
          </table:table-cell>
          <table:table-cell office:value-type="float" office:value="0.6765" calcext:value-type="float">
            <text:p>0,67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F-Measure: </text:p>
          </table:table-cell>
          <table:table-cell office:value-type="float" office:value="0.0334" calcext:value-type="float">
            <text:p>0,03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Recall: </text:p>
          </table:table-cell>
          <table:table-cell office:value-type="float" office:value="0.746" calcext:value-type="float">
            <text:p>0,7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Recall: </text:p>
          </table:table-cell>
          <table:table-cell office:value-type="float" office:value="0.0459" calcext:value-type="float">
            <text:p>0,04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Precision: </text:p>
          </table:table-cell>
          <table:table-cell office:value-type="float" office:value="0.761" calcext:value-type="float">
            <text:p>0,76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Precision: </text:p>
          </table:table-cell>
          <table:table-cell office:value-type="float" office:value="0.0406" calcext:value-type="float">
            <text:p>0,04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F-Measure: </text:p>
          </table:table-cell>
          <table:table-cell office:value-type="float" office:value="0.7521" calcext:value-type="float">
            <text:p>0,752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F-Measure: </text:p>
          </table:table-cell>
          <table:table-cell office:value-type="float" office:value="0.0292" calcext:value-type="float">
            <text:p>0,029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F-Measure: </text:p>
          </table:table-cell>
          <table:table-cell office:value-type="float" office:value="0.7123" calcext:value-type="float">
            <text:p>0,71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F-Measure: </text:p>
          </table:table-cell>
          <table:table-cell office:value-type="float" office:value="0.0249" calcext:value-type="float">
            <text:p>0,02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F-Measure: </text:p>
          </table:table-cell>
          <table:table-cell office:value-type="float" office:value="0.7124" calcext:value-type="float">
            <text:p>0,71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F-Measure: </text:p>
          </table:table-cell>
          <table:table-cell office:value-type="float" office:value="0.0248" calcext:value-type="float">
            <text:p>0,02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PosNeg F-Measure: </text:p>
          </table:table-cell>
          <table:table-cell office:value-type="float" office:value="0.8739" calcext:value-type="float">
            <text:p>0,87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icro PosNeg F-Measure: </text:p>
          </table:table-cell>
          <table:table-cell office:value-type="float" office:value="0.025" calcext:value-type="float">
            <text:p>0,0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Neg F-Measure: </text:p>
          </table:table-cell>
          <table:table-cell office:value-type="float" office:value="0.7303" calcext:value-type="float">
            <text:p>0,73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Macro PosNeg F-Measure: </text:p>
          </table:table-cell>
          <table:table-cell office:value-type="float" office:value="0.0254" calcext:value-type="float">
            <text:p>0,02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verage Accuracy: </text:p>
          </table:table-cell>
          <table:table-cell office:value-type="float" office:value="0.8082" calcext:value-type="float">
            <text:p>0,80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Average Accuracy: </text:p>
          </table:table-cell>
          <table:table-cell office:value-type="float" office:value="0.0166" calcext:value-type="float">
            <text:p>0,01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Average Accuracy: </text:p>
          </table:table-cell>
          <table:table-cell office:value-type="float" office:value="0.8062" calcext:value-type="float">
            <text:p>0,80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Average Accuracy: </text:p>
          </table:table-cell>
          <table:table-cell office:value-type="float" office:value="0.0214" calcext:value-type="float">
            <text:p>0,02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Average Accuracy: </text:p>
          </table:table-cell>
          <table:table-cell office:value-type="float" office:value="0.7823" calcext:value-type="float">
            <text:p>0,78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Average Accuracy: </text:p>
          </table:table-cell>
          <table:table-cell office:value-type="float" office:value="0.0228" calcext:value-type="float">
            <text:p>0,02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Average Accuracy: </text:p>
          </table:table-cell>
          <table:table-cell office:value-type="float" office:value="0.8362" calcext:value-type="float">
            <text:p>0,83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Average Accuracy: </text:p>
          </table:table-cell>
          <table:table-cell office:value-type="float" office:value="0.0198" calcext:value-type="float">
            <text:p>0,01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 Rate: </text:p>
          </table:table-cell>
          <table:table-cell office:value-type="float" office:value="0.6041" calcext:value-type="float">
            <text:p>0,60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Error Rate: </text:p>
          </table:table-cell>
          <table:table-cell office:value-type="float" office:value="0.0098" calcext:value-type="float">
            <text:p>0,00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Error Rate: </text:p>
          </table:table-cell>
          <table:table-cell office:value-type="float" office:value="0.1938" calcext:value-type="float">
            <text:p>0,19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gative Error Rate: </text:p>
          </table:table-cell>
          <table:table-cell office:value-type="float" office:value="0.0214" calcext:value-type="float">
            <text:p>0,02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Error Rate: </text:p>
          </table:table-cell>
          <table:table-cell office:value-type="float" office:value="0.7823" calcext:value-type="float">
            <text:p>0,78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Neutral Error Rate: </text:p>
          </table:table-cell>
          <table:table-cell office:value-type="float" office:value="0.0228" calcext:value-type="float">
            <text:p>0,02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Error Rate: </text:p>
          </table:table-cell>
          <table:table-cell office:value-type="float" office:value="0.8362" calcext:value-type="float">
            <text:p>0,83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dDev Positive Error Rate: </text:p>
          </table:table-cell>
          <table:table-cell office:value-type="float" office:value="0.0198" calcext:value-type="float">
            <text:p>0,0198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727211211548451" calcext:value-type="float">
            <text:p>0,7272112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231737746071097" calcext:value-type="float">
            <text:p>0,02317377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727515191950768" calcext:value-type="float">
            <text:p>0,72751519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23192451671673" calcext:value-type="float">
            <text:p>0,02319245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801241711798942" calcext:value-type="float">
            <text:p>0,8012417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301134426905338" calcext:value-type="float">
            <text:p>0,030113442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27211211548451" calcext:value-type="float">
            <text:p>0,7272112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31737746071097" calcext:value-type="float">
            <text:p>0,02317377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729069130211836" calcext:value-type="float">
            <text:p>0,72906913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240688321644363" calcext:value-type="float">
            <text:p>0,02406883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726121832197771" calcext:value-type="float">
            <text:p>0,72612183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232289430227384" calcext:value-type="float">
            <text:p>0,0232289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81061103822013" calcext:value-type="float">
            <text:p>0,81061103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385405424272719" calcext:value-type="float">
            <text:p>0,03854054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733647256853297" calcext:value-type="float">
            <text:p>0,73364725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343941325745192" calcext:value-type="float">
            <text:p>0,03439413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fmeasure</text:p>
          </table:table-cell>
          <table:table-cell office:value-type="float" office:value="0.769489021175578" calcext:value-type="float">
            <text:p>0,76948902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itive fmeasure StdDev</text:p>
          </table:table-cell>
          <table:table-cell office:value-type="float" office:value="0.0277118322980992" calcext:value-type="float">
            <text:p>0,02771183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580062152254418" calcext:value-type="float">
            <text:p>0,58006215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518924000007107" calcext:value-type="float">
            <text:p>0,05189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734963726239968" calcext:value-type="float">
            <text:p>0,73496372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435360421804917" calcext:value-type="float">
            <text:p>0,04353604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fmeasure</text:p>
          </table:table-cell>
          <table:table-cell office:value-type="float" office:value="0.646989126037505" calcext:value-type="float">
            <text:p>0,6469891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tral fmeasure StdDev</text:p>
          </table:table-cell>
          <table:table-cell office:value-type="float" office:value="0.0400705045105" calcext:value-type="float">
            <text:p>0,04007050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791872385377754" calcext:value-type="float">
            <text:p>0,79187238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45186264340344" calcext:value-type="float">
            <text:p>0,04518626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718596407542245" calcext:value-type="float">
            <text:p>0,71859640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310500648786236" calcext:value-type="float">
            <text:p>0,03105006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fmeasure</text:p>
          </table:table-cell>
          <table:table-cell office:value-type="float" office:value="0.752658760901611" calcext:value-type="float">
            <text:p>0,75265876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gative fmeasure StdDev</text:p>
          </table:table-cell>
          <table:table-cell office:value-type="float" office:value="0.028841521816438" calcext:value-type="float">
            <text:p>0,02884152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f-Measure</text:p>
          </table:table-cell>
          <table:table-cell office:value-type="float" office:value="0.727211211548451" calcext:value-type="float">
            <text:p>0,7272112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f-Measure StdDev</text:p>
          </table:table-cell>
          <table:table-cell office:value-type="float" office:value="0.0231737746071097" calcext:value-type="float">
            <text:p>0,02317377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pos/neg f-Measure</text:p>
          </table:table-cell>
          <table:table-cell office:value-type="float" office:value="0.89610726175813" calcext:value-type="float">
            <text:p>0,89610726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 pos/neg f-Measure StdDev</text:p>
          </table:table-cell>
          <table:table-cell office:value-type="float" office:value="0.0237399140720808" calcext:value-type="float">
            <text:p>0,02373991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f-Measure</text:p>
          </table:table-cell>
          <table:table-cell office:value-type="float" office:value="0.723045636038232" calcext:value-type="float">
            <text:p>0,7230456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f-Measure StdDev</text:p>
          </table:table-cell>
          <table:table-cell office:value-type="float" office:value="0.0238719693395044" calcext:value-type="float">
            <text:p>0,023871969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f-Measure</text:p>
          </table:table-cell>
          <table:table-cell office:value-type="float" office:value="0.761073891038595" calcext:value-type="float">
            <text:p>0,76107389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ro pos/neg f-Measure StdDev</text:p>
          </table:table-cell>
          <table:table-cell office:value-type="float" office:value="0.0232047214154992" calcext:value-type="float">
            <text:p>0,02320472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verage accuracy</text:p>
          </table:table-cell>
          <table:table-cell office:value-type="float" office:value="0.818140807698967" calcext:value-type="float">
            <text:p>0,81814080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verage accuracy StdDev</text:p>
          </table:table-cell>
          <table:table-cell office:value-type="float" office:value="0.0154491830714064" calcext:value-type="float">
            <text:p>0,01544918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 rate</text:p>
          </table:table-cell>
          <table:table-cell office:value-type="float" office:value="0.60012266334522" calcext:value-type="float">
            <text:p>0,60012266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 rate StdDev</text:p>
          </table:table-cell>
          <table:table-cell office:value-type="float" office:value="0.00989583033209221" calcext:value-type="float">
            <text:p>0,00989583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5.48230918" calcext:value-type="float">
            <text:p>25,482309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2.94426363137707" calcext:value-type="float">
            <text:p>2,94426363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566" calcext:value-type="float">
            <text:p>15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aining-size StdDev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st-size</text:p>
          </table:table-cell>
          <table:table-cell office:value-type="float" office:value="300" calcext:value-type="float">
            <text:p>3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st-size StdDev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23:41:38.4595808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00:14:53.813309094</dc:date>
    <meta:generator>LibreOffice/4.2.8.2$Linux_X86_64 LibreOffice_project/420m0$Build-2</meta:generator>
    <meta:editing-duration>PT41M17S</meta:editing-duration>
    <meta:editing-cycles>9</meta:editing-cycles>
    <meta:document-statistic meta:table-count="1" meta:cell-count="15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.76" chart:maximum="0.8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Tabelle1.B99:Tabelle1.B99" chart:error-lower-range="Tabelle1.B99:Tabelle1.B99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99:Tabelle1.B99" chart:error-lower-range="Tabelle1.B99:Tabelle1.B99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B42:Tabelle1.B42" chart:error-lower-range="Tabelle1.B42:Tabelle1.B42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2:Tabelle1.B42" chart:error-lower-range="Tabelle1.B42:Tabelle1.B42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B156:Tabelle1.B156" chart:error-lower-range="Tabelle1.B156:Tabelle1.B156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56:Tabelle1.B156" chart:error-lower-range="Tabelle1.B156:Tabelle1.B156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Tabelle1.B213:Tabelle1.B213" chart:error-lower-range="Tabelle1.B213:Tabelle1.B213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abelle1.B213:Tabelle1.B213" chart:error-lower-range="Tabelle1.B213:Tabelle1.B213" char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Tabelle1.B269:Tabelle1.B269" chart:error-lower-range="Tabelle1.B269:Tabelle1.B269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Tabelle1.B269:Tabelle1.B269" chart:error-lower-range="Tabelle1.B269:Tabelle1.B269" char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title svg:x="5.21cm" svg:y="0.316cm" chart:style-name="ch2">
          <text:p>Durchschnittliche Accuracy</text:p>
        </chart:title>
        <chart:subtitle svg:x="2.22cm" svg:y="1.301cm" chart:style-name="ch3">
          <text:p>1566 Trainingsdaten (522 je Klasse); 300 Testdaten (100 je Klasse)</text:p>
        </chart:subtitle>
        <chart:legend chart:legend-position="end" svg:x="11.657cm" svg:y="3.207cm" style:legend-expansion="high" chart:style-name="ch4"/>
        <chart:plot-area chart:style-name="ch5" table:cell-range-address="Tabelle1.A1:Tabelle1.A56 Tabelle1.A58:Tabelle1.A58 Tabelle1.B98:Tabelle1.B98 Tabelle1.B41:Tabelle1.B41 Tabelle1.A115:Tabelle1.A115 Tabelle1.B155:Tabelle1.B155 Tabelle1.A172:Tabelle1.A172 Tabelle1.B212:Tabelle1.B212 Tabelle1.A229:Tabelle1.A229 Tabelle1.B268:Tabelle1.B268" chart:data-source-has-labels="both" svg:x="1.331cm" svg:y="2.19cm" svg:width="10.006cm" svg:height="6.635cm">
          <chartooo:coordinate-region svg:x="2.243cm" svg:y="2.39cm" svg:width="9.094cm" svg:height="6.237cm"/>
          <chart:axis chart:dimension="x" chart:name="primary-x" chart:style-name="ch6" chartooo:axis-type="auto">
            <chartooo:date-scale/>
            <chart:categories table:cell-range-address="Tabelle1.A2:Tabelle1.A56"/>
          </chart:axis>
          <chart:axis chart:dimension="y" chart:name="primary-y" chart:style-name="ch7">
            <chart:title svg:x="0.451cm" svg:y="7.853cm" chart:style-name="ch8">
              <text:p>Druchschnittliche Accuracy in %</text:p>
            </chart:title>
            <chart:grid chart:style-name="ch9" chart:class="major"/>
          </chart:axis>
          <chart:series chart:style-name="ch10" chart:values-cell-range-address="Tabelle1.B98:Tabelle1.B98" chart:label-cell-address="Tabelle1.A58:Tabelle1.A58" chart:class="chart:bar">
            <chart:error-indicator chart:style-name="ch11" chart:dimension="y"/>
            <chart:data-point/>
          </chart:series>
          <chart:series chart:style-name="ch12" chart:values-cell-range-address="Tabelle1.B41:Tabelle1.B41" chart:label-cell-address="Tabelle1.A1:Tabelle1.A1" chart:class="chart:bar">
            <chart:error-indicator chart:style-name="ch13" chart:dimension="y"/>
            <chart:data-point/>
          </chart:series>
          <chart:series chart:style-name="ch14" chart:values-cell-range-address="Tabelle1.B155:Tabelle1.B155" chart:label-cell-address="Tabelle1.A115:Tabelle1.A115" chart:class="chart:bar">
            <chart:error-indicator chart:style-name="ch15" chart:dimension="y"/>
            <chart:data-point/>
          </chart:series>
          <chart:series chart:style-name="ch16" chart:values-cell-range-address="Tabelle1.B212:Tabelle1.B212" chart:label-cell-address="Tabelle1.A172:Tabelle1.A172" chart:class="chart:bar">
            <chart:error-indicator chart:style-name="ch17" chart:dimension="y"/>
            <chart:data-point/>
          </chart:series>
          <chart:series chart:style-name="ch18" chart:values-cell-range-address="Tabelle1.B268:Tabelle1.B268" chart:label-cell-address="Tabelle1.A229:Tabelle1.A229" chart:class="chart:bar">
            <chart:error-indicator chart:style-name="ch19" chart:dimension="y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D -Q weka.classifiers.bayes.net.search.local.K2 -- -P 1 -S BAYES -E weka.classifiers.bayes.net.estimate.SimpleEstimator -- -A 0.5 </text:p>
                <draw:g>
                  <svg:desc>Tabelle1.A2:Tabelle1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raTree</text:p>
                <draw:g>
                  <svg:desc>Tabelle1.A58:Tabelle1.A58</svg:desc>
                </draw:g>
              </table:table-cell>
              <table:table-cell office:value-type="float" office:value="0.7802">
                <text:p>0.7802</text:p>
                <draw:g>
                  <svg:desc>Tabelle1.B98:Tabelle1.B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77">
                <text:p>0.0177</text:p>
                <draw:g>
                  <svg:desc>Tabelle1.B99:Tabelle1.B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77">
                <text:p>0.0177</text:p>
                <draw:g>
                  <svg:desc>Tabelle1.B99:Tabelle1.B99</svg:desc>
                </draw:g>
              </table:table-cell>
            </table:table-row>
            <table:table-row>
              <table:table-cell office:value-type="string">
                <text:p>BayesNet</text:p>
                <draw:g>
                  <svg:desc>Tabelle1.A1:Tabelle1.A1</svg:desc>
                </draw:g>
              </table:table-cell>
              <table:table-cell office:value-type="float" office:value="0.7861">
                <text:p>0.7861</text:p>
                <draw:g>
                  <svg:desc>Tabelle1.B41:Tabelle1.B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74">
                <text:p>0.0174</text:p>
                <draw:g>
                  <svg:desc>Tabelle1.B42:Tabelle1.B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74">
                <text:p>0.0174</text:p>
                <draw:g>
                  <svg:desc>Tabelle1.B42:Tabelle1.B42</svg:desc>
                </draw:g>
              </table:table-cell>
            </table:table-row>
            <table:table-row>
              <table:table-cell office:value-type="string">
                <text:p>NaiveBayesMultinomial</text:p>
                <draw:g>
                  <svg:desc>Tabelle1.A115:Tabelle1.A115</svg:desc>
                </draw:g>
              </table:table-cell>
              <table:table-cell office:value-type="float" office:value="0.7963">
                <text:p>0.7963</text:p>
                <draw:g>
                  <svg:desc>Tabelle1.B155:Tabelle1.B1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64">
                <text:p>0.0164</text:p>
                <draw:g>
                  <svg:desc>Tabelle1.B156:Tabelle1.B1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64">
                <text:p>0.0164</text:p>
                <draw:g>
                  <svg:desc>Tabelle1.B156:Tabelle1.B156</svg:desc>
                </draw:g>
              </table:table-cell>
            </table:table-row>
            <table:table-row>
              <table:table-cell office:value-type="string">
                <text:p>RandomForest</text:p>
                <draw:g>
                  <svg:desc>Tabelle1.A172:Tabelle1.A172</svg:desc>
                </draw:g>
              </table:table-cell>
              <table:table-cell office:value-type="float" office:value="0.8082">
                <text:p>0.8082</text:p>
                <draw:g>
                  <svg:desc>Tabelle1.B212:Tabelle1.B2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66">
                <text:p>0.0166</text:p>
                <draw:g>
                  <svg:desc>Tabelle1.B213:Tabelle1.B2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66">
                <text:p>0.0166</text:p>
                <draw:g>
                  <svg:desc>Tabelle1.B213:Tabelle1.B213</svg:desc>
                </draw:g>
              </table:table-cell>
            </table:table-row>
            <table:table-row>
              <table:table-cell office:value-type="string">
                <text:p>SVM</text:p>
                <draw:g>
                  <svg:desc>Tabelle1.A229:Tabelle1.A229</svg:desc>
                </draw:g>
              </table:table-cell>
              <table:table-cell office:value-type="float" office:value="0.818140807698967">
                <text:p>0.818140807698967</text:p>
                <draw:g>
                  <svg:desc>Tabelle1.B268:Tabelle1.B2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54491830714064">
                <text:p>0.0154491830714064</text:p>
                <draw:g>
                  <svg:desc>Tabelle1.B269:Tabelle1.B2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54491830714064">
                <text:p>0.0154491830714064</text:p>
                <draw:g>
                  <svg:desc>Tabelle1.B269:Tabelle1.B26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.64" chart:maximum="0.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Tabelle1.B93:Tabelle1.B93" chart:error-lower-range="Tabelle1.B93:Tabelle1.B93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93:Tabelle1.B93" chart:error-lower-range="Tabelle1.B93:Tabelle1.B93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B36:Tabelle1.B36" chart:error-lower-range="Tabelle1.B36:Tabelle1.B36"/>
      <style:graphic-properties svg:stroke-color="#3465a4" draw:fill-color="#004586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36:Tabelle1.B36" chart:error-lower-range="Tabelle1.B36:Tabelle1.B36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B150:Tabelle1.B150" chart:error-lower-range="Tabelle1.B150:Tabelle1.B150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50:Tabelle1.B150" chart:error-lower-range="Tabelle1.B150:Tabelle1.B150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Tabelle1.B207:Tabelle1.B207" chart:error-lower-range="Tabelle1.B207:Tabelle1.B207"/>
      <style:graphic-properties draw:stroke="none" draw:fill-color="#579d1c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abelle1.B207:Tabelle1.B207" chart:error-lower-range="Tabelle1.B207:Tabelle1.B207" char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Tabelle1.B265:Tabelle1.B265" chart:error-lower-range="Tabelle1.B265:Tabelle1.B265"/>
      <style:graphic-properties draw:stroke="none" draw:fill-color="#7e0021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Tabelle1.B265:Tabelle1.B265" chart:error-lower-range="Tabelle1.B265:Tabelle1.B265" char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title svg:x="6.148cm" svg:y="0.316cm" chart:style-name="ch2">
          <text:p>Makro F-Measure</text:p>
        </chart:title>
        <chart:subtitle svg:x="2.206cm" svg:y="1.301cm" chart:style-name="ch3">
          <text:p>1566 Trainingsdaten (522 je Klasse); 300 Testdaten (100 je Klasse)</text:p>
        </chart:subtitle>
        <chart:legend chart:legend-position="end" svg:x="11.63cm" svg:y="3.207cm" style:legend-expansion="high" chart:style-name="ch4"/>
        <chart:plot-area chart:style-name="ch5" table:cell-range-address="Tabelle1.A1:Tabelle1.A56 Tabelle1.A58:Tabelle1.A58 Tabelle1.B92:Tabelle1.B92 Tabelle1.B35:Tabelle1.B35 Tabelle1.A115:Tabelle1.A115 Tabelle1.B149:Tabelle1.B149 Tabelle1.A172:Tabelle1.A172 Tabelle1.B206:Tabelle1.B206 Tabelle1.A229:Tabelle1.A229 Tabelle1.B264:Tabelle1.B264" chart:data-source-has-labels="both" svg:x="1.33cm" svg:y="2.19cm" svg:width="9.981cm" svg:height="6.635cm">
          <chartooo:coordinate-region svg:x="2.242cm" svg:y="2.19cm" svg:width="9.069cm" svg:height="6.436cm"/>
          <chart:axis chart:dimension="x" chart:name="primary-x" chart:style-name="ch6" chartooo:axis-type="auto">
            <chartooo:date-scale/>
            <chart:categories table:cell-range-address="Tabelle1.A2:Tabelle1.A56"/>
          </chart:axis>
          <chart:axis chart:dimension="y" chart:name="primary-y" chart:style-name="ch7">
            <chart:title svg:x="0.451cm" svg:y="7.191cm" chart:style-name="ch8">
              <text:p>Makro F-Measure in %</text:p>
            </chart:title>
            <chart:grid chart:style-name="ch9" chart:class="major"/>
          </chart:axis>
          <chart:series chart:style-name="ch10" chart:values-cell-range-address="Tabelle1.B92:Tabelle1.B92" chart:label-cell-address="Tabelle1.A58:Tabelle1.A58" chart:class="chart:bar">
            <chart:error-indicator chart:style-name="ch11" chart:dimension="y"/>
            <chart:data-point/>
          </chart:series>
          <chart:series chart:style-name="ch12" chart:values-cell-range-address="Tabelle1.B35:Tabelle1.B35" chart:label-cell-address="Tabelle1.A1:Tabelle1.A1" chart:class="chart:bar">
            <chart:error-indicator chart:style-name="ch13" chart:dimension="y"/>
            <chart:data-point/>
          </chart:series>
          <chart:series chart:style-name="ch14" chart:values-cell-range-address="Tabelle1.B149:Tabelle1.B149" chart:label-cell-address="Tabelle1.A115:Tabelle1.A115" chart:class="chart:bar">
            <chart:error-indicator chart:style-name="ch15" chart:dimension="y"/>
            <chart:data-point/>
          </chart:series>
          <chart:series chart:style-name="ch16" chart:values-cell-range-address="Tabelle1.B206:Tabelle1.B206" chart:label-cell-address="Tabelle1.A172:Tabelle1.A172" chart:class="chart:bar">
            <chart:error-indicator chart:style-name="ch17" chart:dimension="y"/>
            <chart:data-point/>
          </chart:series>
          <chart:series chart:style-name="ch18" chart:values-cell-range-address="Tabelle1.B264:Tabelle1.B264" chart:label-cell-address="Tabelle1.A229:Tabelle1.A229" chart:class="chart:bar">
            <chart:error-indicator chart:style-name="ch19" chart:dimension="y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D -Q weka.classifiers.bayes.net.search.local.K2 -- -P 1 -S BAYES -E weka.classifiers.bayes.net.estimate.SimpleEstimator -- -A 0.5 </text:p>
                <draw:g>
                  <svg:desc>Tabelle1.A2:Tabelle1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raTree</text:p>
                <draw:g>
                  <svg:desc>Tabelle1.A58:Tabelle1.A58</svg:desc>
                </draw:g>
              </table:table-cell>
              <table:table-cell office:value-type="float" office:value="0.6707">
                <text:p>0.6707</text:p>
                <draw:g>
                  <svg:desc>Tabelle1.B92:Tabelle1.B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4">
                <text:p>0.0264</text:p>
                <draw:g>
                  <svg:desc>Tabelle1.B93:Tabelle1.B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4">
                <text:p>0.0264</text:p>
                <draw:g>
                  <svg:desc>Tabelle1.B93:Tabelle1.B93</svg:desc>
                </draw:g>
              </table:table-cell>
            </table:table-row>
            <table:table-row>
              <table:table-cell office:value-type="string">
                <text:p>BayesNet</text:p>
                <draw:g>
                  <svg:desc>Tabelle1.A1:Tabelle1.A1</svg:desc>
                </draw:g>
              </table:table-cell>
              <table:table-cell office:value-type="float" office:value="0.6803">
                <text:p>0.6803</text:p>
                <draw:g>
                  <svg:desc>Tabelle1.B35:Tabelle1.B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1">
                <text:p>0.0261</text:p>
                <draw:g>
                  <svg:desc>Tabelle1.B36:Tabelle1.B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1">
                <text:p>0.0261</text:p>
                <draw:g>
                  <svg:desc>Tabelle1.B36:Tabelle1.B36</svg:desc>
                </draw:g>
              </table:table-cell>
            </table:table-row>
            <table:table-row>
              <table:table-cell office:value-type="string">
                <text:p>NaiveBayesMultinomial</text:p>
                <draw:g>
                  <svg:desc>Tabelle1.A115:Tabelle1.A115</svg:desc>
                </draw:g>
              </table:table-cell>
              <table:table-cell office:value-type="float" office:value="0.6952">
                <text:p>0.6952</text:p>
                <draw:g>
                  <svg:desc>Tabelle1.B149:Tabelle1.B1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7">
                <text:p>0.0247</text:p>
                <draw:g>
                  <svg:desc>Tabelle1.B150:Tabelle1.B1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7">
                <text:p>0.0247</text:p>
                <draw:g>
                  <svg:desc>Tabelle1.B150:Tabelle1.B150</svg:desc>
                </draw:g>
              </table:table-cell>
            </table:table-row>
            <table:table-row>
              <table:table-cell office:value-type="string">
                <text:p>RandomForest</text:p>
                <draw:g>
                  <svg:desc>Tabelle1.A172:Tabelle1.A172</svg:desc>
                </draw:g>
              </table:table-cell>
              <table:table-cell office:value-type="float" office:value="0.7124">
                <text:p>0.7124</text:p>
                <draw:g>
                  <svg:desc>Tabelle1.B206:Tabelle1.B2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8">
                <text:p>0.0248</text:p>
                <draw:g>
                  <svg:desc>Tabelle1.B207:Tabelle1.B2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8">
                <text:p>0.0248</text:p>
                <draw:g>
                  <svg:desc>Tabelle1.B207:Tabelle1.B207</svg:desc>
                </draw:g>
              </table:table-cell>
            </table:table-row>
            <table:table-row>
              <table:table-cell office:value-type="string">
                <text:p>SVM</text:p>
                <draw:g>
                  <svg:desc>Tabelle1.A229:Tabelle1.A229</svg:desc>
                </draw:g>
              </table:table-cell>
              <table:table-cell office:value-type="float" office:value="0.723045636038232">
                <text:p>0.723045636038232</text:p>
                <draw:g>
                  <svg:desc>Tabelle1.B264:Tabelle1.B2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38719693395044">
                <text:p>0.0238719693395044</text:p>
                <draw:g>
                  <svg:desc>Tabelle1.B265:Tabelle1.B2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38719693395044">
                <text:p>0.0238719693395044</text:p>
                <draw:g>
                  <svg:desc>Tabelle1.B265:Tabelle1.B26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.64" chart:maximum="0.7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Tabelle1.B91:Tabelle1.B91" chart:error-lower-range="Tabelle1.B91:Tabelle1.B91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91:Tabelle1.B91" chart:error-lower-range="Tabelle1.B91:Tabelle1.B91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B34:Tabelle1.B34" chart:error-lower-range="Tabelle1.B34:Tabelle1.B34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34:Tabelle1.B34" chart:error-lower-range="Tabelle1.B34:Tabelle1.B3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B148:Tabelle1.B148" chart:error-lower-range="Tabelle1.B148:Tabelle1.B148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48:Tabelle1.B148" chart:error-lower-range="Tabelle1.B148:Tabelle1.B148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Tabelle1.B205:Tabelle1.B205" chart:error-lower-range="Tabelle1.B205:Tabelle1.B205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abelle1.B205:Tabelle1.B205" chart:error-lower-range="Tabelle1.B205:Tabelle1.B205" char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Tabelle1.B261:Tabelle1.B261" chart:error-lower-range="Tabelle1.B261:Tabelle1.B261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Tabelle1.B261:Tabelle1.B261" chart:error-lower-range="Tabelle1.B261:Tabelle1.B261" char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6.227cm" svg:y="0.316cm" chart:style-name="ch2">
          <text:p>Mikro F-Measure</text:p>
        </chart:title>
        <chart:subtitle svg:x="2.219cm" svg:y="1.301cm" chart:style-name="ch3">
          <text:p>1566 Trainingsdaten (522 je Klasse); 300 Testdaten (100 je Klasse)</text:p>
        </chart:subtitle>
        <chart:legend chart:legend-position="end" svg:x="11.656cm" svg:y="3.207cm" style:legend-expansion="high" chart:style-name="ch4"/>
        <chart:plot-area chart:style-name="ch5" table:cell-range-address="Tabelle1.A1:Tabelle1.A56 Tabelle1.A58:Tabelle1.A58 Tabelle1.B90:Tabelle1.B90 Tabelle1.B33:Tabelle1.B33 Tabelle1.A115:Tabelle1.A115 Tabelle1.B147:Tabelle1.B147 Tabelle1.A172:Tabelle1.A172 Tabelle1.B204:Tabelle1.B204 Tabelle1.A229:Tabelle1.A229 Tabelle1.B260:Tabelle1.B260" chart:data-source-has-labels="both" svg:x="1.331cm" svg:y="2.19cm" svg:width="10.005cm" svg:height="6.635cm">
          <chartooo:coordinate-region svg:x="2.243cm" svg:y="2.389cm" svg:width="9.093cm" svg:height="6.237cm"/>
          <chart:axis chart:dimension="x" chart:name="primary-x" chart:style-name="ch6" chartooo:axis-type="auto">
            <chartooo:date-scale/>
            <chart:categories table:cell-range-address="Tabelle1.A2:Tabelle1.A56"/>
          </chart:axis>
          <chart:axis chart:dimension="y" chart:name="primary-y" chart:style-name="ch7">
            <chart:title svg:x="0.451cm" svg:y="7.139cm" chart:style-name="ch8">
              <text:p>Mikro F-Measure in %</text:p>
            </chart:title>
            <chart:grid chart:style-name="ch9" chart:class="major"/>
          </chart:axis>
          <chart:series chart:style-name="ch10" chart:values-cell-range-address="Tabelle1.B90:Tabelle1.B90" chart:label-cell-address="Tabelle1.A58:Tabelle1.A58" chart:class="chart:bar">
            <chart:error-indicator chart:style-name="ch11" chart:dimension="y"/>
            <chart:data-point/>
          </chart:series>
          <chart:series chart:style-name="ch12" chart:values-cell-range-address="Tabelle1.B33:Tabelle1.B33" chart:label-cell-address="Tabelle1.A1:Tabelle1.A1" chart:class="chart:bar">
            <chart:error-indicator chart:style-name="ch13" chart:dimension="y"/>
            <chart:data-point/>
          </chart:series>
          <chart:series chart:style-name="ch14" chart:values-cell-range-address="Tabelle1.B147:Tabelle1.B147" chart:label-cell-address="Tabelle1.A115:Tabelle1.A115" chart:class="chart:bar">
            <chart:error-indicator chart:style-name="ch15" chart:dimension="y"/>
            <chart:data-point/>
          </chart:series>
          <chart:series chart:style-name="ch16" chart:values-cell-range-address="Tabelle1.B204:Tabelle1.B204" chart:label-cell-address="Tabelle1.A172:Tabelle1.A172" chart:class="chart:bar">
            <chart:error-indicator chart:style-name="ch17" chart:dimension="y"/>
            <chart:data-point/>
          </chart:series>
          <chart:series chart:style-name="ch18" chart:values-cell-range-address="Tabelle1.B260:Tabelle1.B260" chart:label-cell-address="Tabelle1.A229:Tabelle1.A229" chart:class="chart:bar">
            <chart:error-indicator chart:style-name="ch19" chart:dimension="y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D -Q weka.classifiers.bayes.net.search.local.K2 -- -P 1 -S BAYES -E weka.classifiers.bayes.net.estimate.SimpleEstimator -- -A 0.5 </text:p>
                <draw:g>
                  <svg:desc>Tabelle1.A2:Tabelle1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raTree</text:p>
                <draw:g>
                  <svg:desc>Tabelle1.A58:Tabelle1.A58</svg:desc>
                </draw:g>
              </table:table-cell>
              <table:table-cell office:value-type="float" office:value="0.6703">
                <text:p>0.6703</text:p>
                <draw:g>
                  <svg:desc>Tabelle1.B90:Tabelle1.B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6">
                <text:p>0.0266</text:p>
                <draw:g>
                  <svg:desc>Tabelle1.B91:Tabelle1.B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6">
                <text:p>0.0266</text:p>
                <draw:g>
                  <svg:desc>Tabelle1.B91:Tabelle1.B91</svg:desc>
                </draw:g>
              </table:table-cell>
            </table:table-row>
            <table:table-row>
              <table:table-cell office:value-type="string">
                <text:p>BayesNet</text:p>
                <draw:g>
                  <svg:desc>Tabelle1.A1:Tabelle1.A1</svg:desc>
                </draw:g>
              </table:table-cell>
              <table:table-cell office:value-type="float" office:value="0.6792">
                <text:p>0.6792</text:p>
                <draw:g>
                  <svg:desc>Tabelle1.B33:Tabelle1.B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1">
                <text:p>0.0261</text:p>
                <draw:g>
                  <svg:desc>Tabelle1.B34:Tabelle1.B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61">
                <text:p>0.0261</text:p>
                <draw:g>
                  <svg:desc>Tabelle1.B34:Tabelle1.B34</svg:desc>
                </draw:g>
              </table:table-cell>
            </table:table-row>
            <table:table-row>
              <table:table-cell office:value-type="string">
                <text:p>NaiveBayesMultinomial</text:p>
                <draw:g>
                  <svg:desc>Tabelle1.A115:Tabelle1.A115</svg:desc>
                </draw:g>
              </table:table-cell>
              <table:table-cell office:value-type="float" office:value="0.6944">
                <text:p>0.6944</text:p>
                <draw:g>
                  <svg:desc>Tabelle1.B147:Tabelle1.B1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6">
                <text:p>0.0246</text:p>
                <draw:g>
                  <svg:desc>Tabelle1.B148:Tabelle1.B1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6">
                <text:p>0.0246</text:p>
                <draw:g>
                  <svg:desc>Tabelle1.B148:Tabelle1.B148</svg:desc>
                </draw:g>
              </table:table-cell>
            </table:table-row>
            <table:table-row>
              <table:table-cell office:value-type="string">
                <text:p>RandomForest</text:p>
                <draw:g>
                  <svg:desc>Tabelle1.A172:Tabelle1.A172</svg:desc>
                </draw:g>
              </table:table-cell>
              <table:table-cell office:value-type="float" office:value="0.7123">
                <text:p>0.7123</text:p>
                <draw:g>
                  <svg:desc>Tabelle1.B204:Tabelle1.B2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9">
                <text:p>0.0249</text:p>
                <draw:g>
                  <svg:desc>Tabelle1.B205:Tabelle1.B2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49">
                <text:p>0.0249</text:p>
                <draw:g>
                  <svg:desc>Tabelle1.B205:Tabelle1.B205</svg:desc>
                </draw:g>
              </table:table-cell>
            </table:table-row>
            <table:table-row>
              <table:table-cell office:value-type="string">
                <text:p>SVM</text:p>
                <draw:g>
                  <svg:desc>Tabelle1.A229:Tabelle1.A229</svg:desc>
                </draw:g>
              </table:table-cell>
              <table:table-cell office:value-type="float" office:value="0.727211211548451">
                <text:p>0.727211211548451</text:p>
                <draw:g>
                  <svg:desc>Tabelle1.B260:Tabelle1.B2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31737746071097">
                <text:p>0.0231737746071097</text:p>
                <draw:g>
                  <svg:desc>Tabelle1.B261:Tabelle1.B2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31737746071097">
                <text:p>0.0231737746071097</text:p>
                <draw:g>
                  <svg:desc>Tabelle1.B261:Tabelle1.B26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